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101010" loext:opacity="100%" style:font-name="KacstBook" fo:font-size="16pt" fo:letter-spacing="normal" fo:font-style="normal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01010" loext:opacity="100%" style:font-name="KacstBook" fo:font-size="14pt" fo:letter-spacing="normal" fo:font-style="normal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101010" loext:opacity="100%" style:font-name="KacstBook" fo:font-size="14pt" fo:letter-spacing="normal" fo:font-style="normal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01010" loext:opacity="100%" style:font-name="KacstBook" fo:font-size="14pt" fo:letter-spacing="normal" fo:font-style="normal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01010" loext:opacity="100%" style:font-name="KacstBook" fo:font-size="14pt" fo:letter-spacing="normal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officeooo:rsid="00048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hancing Neural Machine Translation with Attention Mechanisms</text:p>
      <text:p text:style-name="P3"/>
      <text:p text:style-name="P2"/>
      <text:p text:style-name="P4">Recent advancements in neural machine translation (NMT) have utilized an attentional mechanism to enhance translation by focusing on certain parts of the source sentence. </text:p>
      <text:p text:style-name="P4"><text:span text:style-name="T1">This paper</text:span> examines two types of attention mechanisms: global (attending to all source words) and local (focusing on a subset of words). </text:p>
      <text:p text:style-name="P4"/>
      <text:p text:style-name="P4">• Both approaches were tested on WMT translation tasks between English and German. </text:p>
      <text:p text:style-name="P4"/>
      <text:p text:style-name="P4">• The local attention method achieved a notable improvement of 5.0 BLEU points over traditional systems. </text:p>
      <text:p text:style-name="P4"/>
      <text:p text:style-name="P4">• An ensemble model that combines different attention architectures achieved a state-of-the-art result in the English to German translation task, reaching 25.9 BLEU points, surpassing previous benchmarks. </text:p>
      <text:p text:style-name="P4"/>
      <text:p text:style-name="P5"><text:span text:style-name="T1">The paper</text:span> analyze various alignment functions and demonstrate that attention-based models are generally better, especially for names and long sentences.</text:p>
      <text:p text:style-name="P4"/>
      <text:p text:style-name="P4"><text:span text:style-name="T1">So, </text:span>The <text:span text:style-name="T1">paper</text:span> highlight<text:span text:style-name="T1">ed</text:span> the effectiveness of attentional mechanisms in improving NMT performance, particularly through local attention strategies and ensemble models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2:51:29.555829019</meta:creation-date>
    <dc:date>2025-05-11T22:59:36.897557785</dc:date>
    <meta:editing-duration>PT8M7S</meta:editing-duration>
    <meta:editing-cycles>1</meta:editing-cycles>
    <meta:document-statistic meta:table-count="0" meta:image-count="0" meta:object-count="0" meta:page-count="1" meta:paragraph-count="8" meta:word-count="150" meta:character-count="1083" meta:non-whitespace-character-count="936"/>
    <meta:generator>LibreOffice/7.3.7.2$Linux_X86_64 LibreOffice_project/30$Build-2</meta:generator>
  </office:meta>
</office:document-meta>
</file>